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6cm" svg:height="1.5cm" svg:x="2.5cm" svg:y="3cm">
          <text:p text:style-name="P1">Mikrofonsignal</text:p>
        </draw:rect>
        <draw:rect draw:style-name="gr1" draw:text-style-name="P1" draw:id="id3" draw:layer="layout" svg:width="6cm" svg:height="1.5cm" svg:x="2.5cm" svg:y="9cm">
          <text:p text:style-name="P1">Liniesignal – Højre</text:p>
        </draw:rect>
        <draw:rect draw:style-name="gr1" draw:text-style-name="P1" draw:id="id4" draw:layer="layout" svg:width="6cm" svg:height="1.5cm" svg:x="2.5cm" svg:y="6cm">
          <text:p text:style-name="P1">Liniesignal – venstre</text:p>
        </draw:rect>
        <draw:rect draw:style-name="gr1" draw:text-style-name="P1" draw:id="id5" draw:layer="layout" svg:width="6.5cm" svg:height="1.5cm" svg:x="19.5cm" svg:y="6cm">
          <text:p text:style-name="P1">Liniesignal</text:p>
        </draw:rect>
        <draw:rect draw:style-name="gr1" draw:text-style-name="P1" draw:id="id2" draw:layer="layout" svg:width="6cm" svg:height="1.5cm" svg:x="11.5cm" svg:y="6cm">
          <text:p text:style-name="P1">Indgangsvælger</text:p>
        </draw:rect>
        <draw:connector draw:style-name="gr2" draw:text-style-name="P1" draw:layer="layout" svg:x1="8.5cm" svg:y1="3.75cm" svg:x2="11.5cm" svg:y2="6.75cm" draw:start-shape="id1" draw:start-glue-point="1" draw:end-shape="id2" draw:end-glue-point="3" svg:d="m8500 3750h1500v3000h1500">
          <text:p/>
        </draw:connector>
        <draw:connector draw:style-name="gr2" draw:text-style-name="P1" draw:layer="layout" svg:x1="8.5cm" svg:y1="9.75cm" svg:x2="11.5cm" svg:y2="6.75cm" draw:start-shape="id3" draw:start-glue-point="1" draw:end-shape="id2" svg:d="m8500 9750h1500v-3000h1500">
          <text:p/>
        </draw:connector>
        <draw:connector draw:style-name="gr2" draw:text-style-name="P1" draw:layer="layout" svg:x1="8.5cm" svg:y1="6.75cm" svg:x2="11.5cm" svg:y2="6.75cm" draw:start-shape="id4" draw:start-glue-point="1" draw:end-shape="id2" draw:end-glue-point="3" svg:d="m8500 6750h3000">
          <text:p/>
        </draw:connector>
        <draw:connector draw:style-name="gr2" draw:text-style-name="P1" draw:layer="layout" svg:x1="17.5cm" svg:y1="6.75cm" svg:x2="19.5cm" svg:y2="6.75cm" draw:start-shape="id2" draw:start-glue-point="1" draw:end-shape="id5" draw:end-glue-point="3" svg:d="m17500 6750h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ob Hansen</meta:initial-creator>
    <meta:creation-date>2010-11-07T18:09:52</meta:creation-date>
    <dc:date>2010-11-07T18:17:34</dc:date>
    <dc:creator>Jacob Hansen</dc:creator>
    <meta:editing-duration>PT00H07M42S</meta:editing-duration>
    <meta:editing-cycles>1</meta:editing-cycles>
    <meta:document-statistic meta:object-count="9"/>
    <meta:generator>OpenOffice.org/3.2$Unix OpenOffice.org_project/320m18$Build-9502</meta:generator>
  </office:meta>
</office:document-meta>
</file>